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267d" officeooo:paragraph-rsid="0014267d"/>
    </style:style>
    <style:style style:name="P2" style:family="paragraph" style:parent-style-name="Standard">
      <style:text-properties officeooo:rsid="0014dab1" officeooo:paragraph-rsid="0014dab1"/>
    </style:style>
    <style:style style:name="P3" style:family="paragraph" style:parent-style-name="Standard">
      <loext:graphic-properties draw:fill="none"/>
      <style:paragraph-properties fo:margin-left="1cm" fo:margin-right="0.199cm" fo:text-indent="0cm" style:auto-text-indent="false" fo:background-color="transparent"/>
      <style:text-properties officeooo:paragraph-rsid="0014267d"/>
    </style:style>
    <style:style style:name="P4" style:family="paragraph" style:parent-style-name="Text_20_body" style:master-page-name="">
      <loext:graphic-properties draw:fill="none"/>
      <style:paragraph-properties fo:margin-left="1cm" fo:margin-right="0.199cm" fo:text-indent="0cm" style:auto-text-indent="false" style:page-number="auto" fo:background-color="transparent"/>
    </style:style>
    <style:style style:name="P5" style:family="paragraph" style:parent-style-name="Text_20_body">
      <loext:graphic-properties draw:fill="none"/>
      <style:paragraph-properties fo:margin-left="1cm" fo:margin-right="0.199cm" fo:text-indent="0cm" style:auto-text-indent="false" fo:background-color="transparent"/>
    </style:style>
    <style:style style:name="P6" style:family="paragraph" style:parent-style-name="Text_20_body" style:master-page-name="">
      <loext:graphic-properties draw:fill="none"/>
      <style:paragraph-properties fo:margin-left="1.9cm" fo:margin-right="2cm" fo:margin-top="0cm" fo:margin-bottom="0.247cm" style:contextual-spacing="false" fo:line-height="115%" fo:text-indent="0cm" style:auto-text-indent="false" style:page-number="auto" fo:background-color="transparent"/>
    </style:style>
    <style:style style:name="P7" style:family="paragraph" style:parent-style-name="Text_20_body">
      <loext:graphic-properties draw:fill="none"/>
      <style:paragraph-properties fo:margin-left="1.9cm" fo:margin-right="2cm" fo:margin-top="0cm" fo:margin-bottom="0.247cm" style:contextual-spacing="false" fo:line-height="115%" fo:text-indent="0cm" style:auto-text-indent="false" fo:background-color="transparent"/>
    </style:style>
    <style:style style:name="T1" style:family="text">
      <style:text-properties officeooo:rsid="0014267d"/>
    </style:style>
    <style:style style:name="T2" style:family="text">
      <style:text-properties officeooo:rsid="0014dab1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style="italic" style:font-size-asian="14pt" style:font-style-asian="italic" style:font-size-complex="14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5"/>
      <text:p text:style-name="P6"/>
      <text:p text:style-name="P7"><text:span text:style-name="T7">IES Joan Ramis i Ramis</text:span><text:line-break/></text:p>
      <text:p text:style-name="P7">Sr. Pere Moll Riera<text:line-break/>Gerent de l’empresa XEROX MENORCA<text:line-break/>Carrer de Maó, 23<text:line-break/>Polígon industrial de Sant Lluís<text:line-break/>MENORCA</text:p>
      <text:p text:style-name="P7"/>
      <text:p text:style-name="P7">Senyor,</text:p>
      <text:p text:style-name="P7">Recentment vam rebre la visita de la vostra representant al nostre centre, la qual ens va informar sobre els models actuals d’impressores multifunció que oferiu.</text:p>
      <text:p text:style-name="P7"/>
      <text:p text:style-name="P7">Atès que estam interessats a adquirir-ne per renovar part del nostre equipament d’oficina, us confirmam la comanda de 2 unitats dels models següents:<text:line-break/>Multifunció Xerox WorkCentre 3335 (ref. MX3335)<text:line-break/>Multifunció Xerox AltaLink C405 (ref. AC405)</text:p>
      <text:p text:style-name="P7"/>
      <text:p text:style-name="P7">Mentre esperam la recepció de la nostra comanda, us saludam ben atentament.</text:p>
      <text:p text:style-name="P7"/>
      <text:p text:style-name="P7">[rúbrica]<text:line-break/>Maria Torres Llabrés<text:line-break/>Directora de l’IES Joan Ramis i Ramis</text:p>
      <text:p text:style-name="P7">Maó, 4 de novembre de 2025</text:p>
      <text:p text:style-name="P7">PD: Us agrairem que ens confirmeu el termini de lliurament previst.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0.049cm" fo:background-color="#ffdbb6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dbb6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dbb6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9T13:28:34.215285002</meta:creation-date>
    <meta:generator>LibreOffice/24.2.7.2$Linux_X86_64 LibreOffice_project/420$Build-2</meta:generator>
    <dc:date>2025-11-04T09:52:11.985563925</dc:date>
    <meta:editing-duration>PT22M12S</meta:editing-duration>
    <meta:editing-cycles>3</meta:editing-cycles>
    <meta:document-statistic meta:table-count="0" meta:image-count="0" meta:object-count="0" meta:page-count="1" meta:paragraph-count="9" meta:word-count="125" meta:character-count="781" meta:non-whitespace-character-count="664"/>
  </office:meta>
</office:document-meta>
</file>